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fill="solid" draw:fill-color="#993366" draw:auto-grow-height="false" fo:min-height="0.749cm" fo:min-width="0.499cm" fo:wrap-option="no-wrap"/>
    </style:style>
    <style:style style:name="gr7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0" style:family="graphic">
      <style:graphic-properties draw:auto-grow-height="false" fo:min-height="0.749cm" fo:min-width="0.499cm" fo:wrap-option="no-wrap"/>
    </style:style>
    <style:style style:name="gr11" style:family="graphic">
      <style:graphic-properties draw:fill="solid" draw:fill-color="#ffff99" draw:auto-grow-height="false" fo:min-height="0.749cm" fo:min-width="0.499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99" draw:auto-grow-height="false" fo:min-height="0.749cm" fo:min-width="0.499cm" fo:wrap-option="no-wrap"/>
    </style:style>
    <style:style style:name="gr15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3366" draw:fill="solid" draw:fill-color="#99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line-height="100%" fo:text-align="center">
        <style:tab-stops/>
      </style:paragraph-properties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494cm" svg:height="9.144cm" svg:x="3.048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layer="layout" svg:width="16.51cm" svg:height="10.541cm" svg:x="2.778cm" svg:y="3.15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frame draw:style-name="gr3" draw:text-style-name="P1" draw:layer="layout" svg:width="13.843cm" svg:height="2.155cm" svg:x="4.048cm" svg:y="5.322cm">
            <draw:text-box>
              <text:p text:style-name="P1">Andrew's Casino</text:p>
              <text:p text:style-name="P1">Press start to join table and play</text:p>
            </draw:text-box>
          </draw:frame>
          <draw:custom-shape draw:style-name="gr4" draw:text-style-name="P1" draw:layer="layout" svg:width="5.08cm" svg:height="1.27cm" svg:x="8.62cm" svg:y="8.747cm">
            <text:p text:style-name="P1">Sta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draw:layer="layout" svg:width="15.24cm" svg:height="8.89cm" svg:x="3.54cm" svg:y="16.24cm">
          <text:p text:style-name="P1"/>
          <text:p text:style-name="P1"/>
          <text:p text:style-name="P1"/>
          <text:p text:style-name="P1">Busted!</text:p>
          <text:p text:style-name="P1">You've lost all your money</text:p>
          <text:p text:style-name="P1"/>
          <text:p text:style-name="P1">Press start to cash in again.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4.699cm" svg:height="1.143cm" svg:x="8.62cm" svg:y="22.5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g>
          <draw:custom-shape draw:style-name="gr1" draw:text-style-name="P1" draw:layer="layout" svg:width="15.494cm" svg:height="9.144cm" svg:x="2.54cm" svg:y="5.445cm">
            <text:p/>
            <draw:enhanced-geometry svg:viewBox="0 0 21600 21600" draw:type="rectangle" draw:enhanced-path="M 0 0 L 21600 0 21600 21600 0 21600 0 0 Z N"/>
          </draw:custom-shape>
          <draw:custom-shape draw:style-name="gr2" draw:layer="layout" svg:width="16.51cm" svg:height="10.541cm" svg:x="2.27cm" svg:y="4.68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frame draw:style-name="gr3" draw:text-style-name="P1" draw:layer="layout" svg:width="13.843cm" svg:height="2.155cm" svg:x="3.54cm" svg:y="6.846cm">
            <draw:text-box>
              <text:p text:style-name="P1">Enter Money to Cash</text:p>
            </draw:text-box>
          </draw:frame>
          <draw:custom-shape draw:style-name="gr4" draw:text-style-name="P1" draw:layer="layout" svg:width="5.08cm" svg:height="1.27cm" svg:x="8.112cm" svg:y="10.271cm">
            <text:p text:style-name="P1">Cash I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layer="layout" svg:width="8.509cm" svg:height="1.143cm" svg:x="6.334cm" svg:y="8.36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  <draw:page draw:name="page3" draw:style-name="dp1" draw:master-page-name="Default">
        <draw:g>
          <draw:custom-shape draw:style-name="gr7" draw:text-style-name="P1" draw:layer="layout" svg:width="11.311cm" svg:height="4.833cm" svg:x="5.2cm" svg:y="3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17.272cm" svg:height="16.256cm" svg:x="2.143cm" svg:y="-4.461cm">
            <text:p/>
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9" draw:text-style-name="P1" draw:layer="layout" svg:width="17.272cm" svg:height="1.758cm" svg:x="2.143cm" svg:y="2.07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layer="Layout" svg:width="1.016cm" svg:height="1.524cm" svg:x="9.636cm" svg:y="4.1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1.016cm" svg:height="1.524cm" svg:x="10.652cm" svg:y="5.06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layer="Layout" svg:width="1.016cm" svg:height="1.524cm" svg:x="9.636cm" svg:y="9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layer="Layout" svg:width="1.016cm" svg:height="1.524cm" svg:x="10.906cm" svg:y="9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2" draw:text-style-name="P2" draw:layer="layout" svg:width="12.065cm" svg:height="1.266cm" svg:x="4.81cm" svg:y="2.397cm">
          <draw:text-box>
            <text:p text:style-name="P2">dealer messages</text:p>
          </draw:text-box>
        </draw:frame>
        <draw:frame draw:style-name="gr12" draw:text-style-name="P2" draw:layer="layout" svg:width="12.065cm" svg:height="1.266cm" svg:x="4.937cm" svg:y="12.18cm">
          <draw:text-box>
            <text:p text:style-name="P2">player messages</text:p>
          </draw:text-box>
        </draw:frame>
        <draw:frame draw:style-name="gr13" draw:layer="layout" svg:width="0.502cm" svg:height="0.962cm" svg:x="11.922cm" svg:y="17.263cm">
          <draw:text-box>
            <text:p/>
          </draw:text-box>
        </draw:frame>
        <draw:custom-shape draw:style-name="gr14" draw:text-style-name="P3" draw:layer="layout" svg:width="3.556cm" svg:height="0.862cm" svg:x="9.001cm" svg:y="10.679cm">
          <text:p text:style-name="P1"><text:span text:style-name="T1">Player Bank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3" draw:layer="layout" svg:width="3.556cm" svg:height="0.862cm" svg:x="9.001cm" svg:y="7.885cm">
          <text:p text:style-name="P1"><text:span text:style-name="T1">Player Be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4" draw:layer="layout" svg:width="1.524cm" svg:height="0.862cm" svg:x="12.684cm" svg:y="7.885cm">
          <text:p text:style-name="P4"><text:span text:style-name="T2">Insuranc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draw:layer="layout" svg:width="15.367cm" svg:height="8.128cm" svg:x="3.54cm" svg:y="18.537cm">
          <text:p text:style-name="P5">Enter the amount of money </text:p>
          <text:p text:style-name="P5">you would like to cash in.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7.62cm" svg:height="1.397cm" svg:x="7.35cm" svg:y="22.22cm">
          <text:p text:style-name="P1">$$$$$$$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4.826cm" svg:height="0.889cm" svg:x="8.62cm" svg:y="24.252cm">
          <text:p text:style-name="P1">cash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1.905cm" svg:height="1.905cm" svg:x="4.937cm" svg:y="13.316cm">
            <text:p text:style-name="P1">deal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.905cm" svg:height="1.905cm" svg:x="7.644cm" svg:y="13.316cm">
            <text:p text:style-name="P1">hi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.905cm" svg:height="1.905cm" svg:x="10.35cm" svg:y="13.316cm">
            <text:p text:style-name="P1">stand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.905cm" svg:height="1.905cm" svg:x="15.732cm" svg:y="13.316cm">
            <text:p text:style-name="P1">Double</text:p>
            <text:p text:style-name="P1">Down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.905cm" svg:height="1.905cm" svg:x="13.057cm" svg:y="13.316cm">
            <text:p text:style-name="P1">split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" draw:text-style-name="P1" draw:layer="layout" svg:width="1.905cm" svg:height="1.905cm" svg:x="12.051cm" svg:y="15.732cm">
            <text:p text:style-name="P1">ins.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1" draw:layer="layout" svg:width="1.905cm" svg:height="1.905cm" svg:x="5.191cm" svg:y="15.732cm">
            <text:p text:style-name="P1">cash</text:p>
            <text:p text:style-name="P1">in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6" draw:text-style-name="P1" draw:layer="layout" svg:width="1.905cm" svg:height="1.905cm" svg:x="15.478cm" svg:y="15.751cm">
            <text:p text:style-name="P1">cash</text:p>
            <text:p text:style-name="P1">ou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.905cm" svg:height="1.905cm" svg:x="8.621cm" svg:y="15.732cm">
            <text:p text:style-name="P1">be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0:09:21.577945801</meta:creation-date>
    <dc:date>2015-06-24T13:47:37.729290694</dc:date>
    <meta:editing-duration>PT3H27M49S</meta:editing-duration>
    <meta:editing-cycles>14</meta:editing-cycles>
    <meta:generator>LibreOffice/4.2.8.2$Linux_X86_64 LibreOffice_project/420m0$Build-2</meta:generator>
    <meta:document-statistic meta:object-count="41"/>
  </office:meta>
</office:document-meta>
</file>